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6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hythm 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 channel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erators for rythm</text:p>
          </table:table-cell>
          <table:table-cell/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 wri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write</text:p>
          </table:table-cell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7 x 12</text:p>
          </table:table-cell>
          <table:table-cell office:value-type="string" calcext:value-type="string">
            <text:p>(6 + 1) x 12</text:p>
          </table:table-cell>
        </table:table-row>
        <table:table-row table:style-name="ro1">
          <table:table-cell/>
          <table:table-cell table:formula="of:=18*4" office:value-type="float" office:value="72" calcext:value-type="float">
            <text:p>72</text:p>
          </table:table-cell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Φm</text:p>
          </table:table-cell>
          <table:table-cell table:style-name="ce2" office:value-type="float" office:value="3600000" calcext:value-type="float">
            <text:p>3,6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</text:p>
          </table:table-cell>
          <table:table-cell table:formula="of:=0.00008" office:value-type="float" office:value="0.00008" calcext:value-type="float">
            <text:p>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 divider</text:p>
          </table:table-cell>
          <table:table-cell table:formula="of:=[.B8]*[.B7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table:formula="of:=[.B9]/[.B4]" office:value-type="float" office:value="24" calcext:value-type="float">
            <text:p>24</text:p>
          </table:table-cell>
          <table:table-cell office:value-type="string" calcext:value-type="string">
            <text:p>Div 12</text:p>
          </table:table-cell>
          <table:table-cell/>
        </table:table-row>
        <table:table-row table:style-name="ro1">
          <table:table-cell/>
          <table:table-cell table:formula="of:=[.B10]/6" office:value-type="float" office:value="4" calcext:value-type="float">
            <text:p>4</text:p>
          </table:table-cell>
          <table:table-cell office:value-type="string" calcext:value-type="string">
            <text:p>Div 6</text:p>
          </table:table-cell>
          <table:table-cell/>
        </table:table-row>
        <table:table-row table:style-name="ro1">
          <table:table-cell/>
          <table:table-cell table:style-name="ce3" table:formula="of:=[.B9]/18" office:value-type="float" office:value="16" calcext:value-type="float">
            <text:p>16</text:p>
          </table:table-cell>
          <table:table-cell table:style-name="ce3" office:value-type="string" calcext:value-type="string">
            <text:p>Div 18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/>
          <table:table-cell table:formula="of:=18" office:value-type="float" office:value="18" calcext:value-type="float">
            <text:p>18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4" table:formula="of:=[.B7]/[.B16]/9" office:value-type="float" office:value="22222.2222222222" calcext:value-type="float">
            <text:p>22222</text:p>
          </table:table-cell>
          <table:table-cell office:value-type="string" calcext:value-type="string">
            <text:p>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6-12T21:11:05.016861746</meta:creation-date>
    <dc:date>2020-06-13T07:52:32.570083613</dc:date>
    <dc:creator>Pepe </dc:creator>
    <meta:editing-duration>PT10H31M17S</meta:editing-duration>
    <meta:editing-cycles>2</meta:editing-cycles>
    <meta:generator>LibreOffice/6.0.7.3$Linux_X86_64 LibreOffice_project/00m0$Build-3</meta:generator>
    <meta:document-statistic meta:table-count="1" meta:cell-count="38" meta:object-count="0"/>
  </office:meta>
</office:document-meta>
</file>